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column table:style-name="co2" table:number-columns-repeated="47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light_damage</text:p>
          </table:table-cell>
          <table:table-cell table:number-columns-repeated="3"/>
          <table:table-cell office:value-type="string" calcext:value-type="string">
            <text:p>mana_battery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spell_nature_damage</text:p>
          </table:table-cell>
          <table:table-cell table:number-columns-repeated="10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big_will_of_mana</text:p>
          </table:table-cell>
          <table:table-cell table:number-columns-repeated="3"/>
          <table:table-cell office:value-type="string" calcext:value-type="string">
            <text:p>spell_dark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big_breath_of_light</text:p>
          </table:table-cell>
          <table:table-cell table:number-columns-repeated="2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4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rk_damage</text:p>
          </table:table-cell>
          <table:table-cell table:number-columns-repeated="2"/>
          <table:table-cell office:value-type="string" calcext:value-type="string">
            <text:p>big_breath_of_dark</text:p>
          </table:table-cell>
          <table:table-cell table:number-columns-repeated="2"/>
          <table:table-cell office:value-type="string" calcext:value-type="string">
            <text:p>spell_dark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light_damage_and_dot</text:p>
          </table:table-cell>
          <table:table-cell/>
          <table:table-cell office:value-type="string" calcext:value-type="string">
            <text:p>spell_light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rk_damage_and_dot</text:p>
          </table:table-cell>
          <table:table-cell/>
          <table:table-cell office:value-type="string" calcext:value-type="string">
            <text:p>spell_dark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ig_heart_of_light</text:p>
          </table:table-cell>
          <table:table-cell table:number-columns-repeated="5"/>
          <table:table-cell office:value-type="string" calcext:value-type="string">
            <text:p>spell_light_damage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big_heart_of_water</text:p>
          </table:table-cell>
          <table:table-cell table:number-columns-repeated="5"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big_heart_of_natur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4"/>
          <table:table-cell office:value-type="string" calcext:value-type="string">
            <text:p>big_heart_of_fire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big_heart_of_dark</text:p>
          </table:table-cell>
          <table:table-cell table:number-columns-repeated="5"/>
          <table:table-cell office:value-type="string" calcext:value-type="string">
            <text:p>spell_dark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dex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light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water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nature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6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fire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pell_dark_damage_and_dot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 calcext:value-type="string">
            <text:p>int</text:p>
          </table:table-cell>
          <table:table-cell table:number-columns-repeated="2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hp_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mento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big_subtle</text:p>
          </table:table-cell>
          <table:table-cell table:number-columns-repeated="7"/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7"/>
          <table:table-cell office:value-type="string" calcext:value-type="string">
            <text:p>big_subtl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ig_spell_cri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ig_spell_cri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wand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spell_fi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natu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water_damage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flame_of_life</text:p>
          </table:table-cell>
          <table:table-cell table:number-columns-repeated="3"/>
          <table:table-cell office:value-type="string" calcext:value-type="string">
            <text:p>big_aspect_of_nature</text:p>
          </table:table-cell>
          <table:table-cell table:number-columns-repeated="3"/>
          <table:table-cell office:value-type="string" calcext:value-type="string">
            <text:p>big_flow_of_mana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fi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nature_damage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pell_water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lat_ms_mana_regen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ms_mana_regen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flat_health_mana</text:p>
          </table:table-cell>
          <table:table-cell table:number-columns-repeated="2"/>
          <table:table-cell office:value-type="string" calcext:value-type="string">
            <text:p>divinity</text:p>
          </table:table-cell>
          <table:table-cell table:number-columns-repeated="2"/>
          <table:table-cell office:value-type="string" calcext:value-type="string">
            <text:p>flat_health_mana</text:p>
          </table:table-cell>
          <table:table-cell table:number-columns-repeated="10"/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all_elemental_damag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flat_mana_reg_melee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ll_elemental_damage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empla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attle_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k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4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7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cast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4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ttack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attack_speed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big_str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steady_hand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hunters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projectile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rojectile_damage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4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projectile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warrio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hunter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flat_mana_reg_melee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mana_reg_melee_dmg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table:style-name="ce5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0"/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str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big_blood_thirst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dex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21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2"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armor_and_dodge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refined_taste</text:p>
          </table:table-cell>
          <table:table-cell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5"/>
          <table:table-cell office:value-type="string" calcext:value-type="string">
            <text:p>true_hi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 calcext:value-type="string">
            <text:p>K</text:p>
          </table:table-cell>
          <table:table-cell table:number-columns-repeated="132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838"/>
        </table:table-row>
        <table:table-row table:style-name="ro1" table:number-rows-repeated="1048353">
          <table:table-cell table:number-columns-repeated="1024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6:19:50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4-12T16:20:07.813000000</dc:date>
    <meta:editing-cycles>286</meta:editing-cycles>
    <meta:editing-duration>PT14H52M45S</meta:editing-duration>
    <meta:document-statistic meta:table-count="1" meta:cell-count="3161" meta:object-count="0"/>
  </office:meta>
</office:document-meta>
</file>